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fa0" officeooo:paragraph-rsid="00095fa0"/>
    </style:style>
    <style:style style:name="P2" style:family="paragraph" style:parent-style-name="Standard">
      <style:text-properties officeooo:paragraph-rsid="00095fa0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a7076" officeooo:paragraph-rsid="000a7076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a93ec" officeooo:paragraph-rsid="000a93e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a93ec" officeooo:paragraph-rsid="000a93e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c91fc" officeooo:paragraph-rsid="000c91fc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e1252" officeooo:paragraph-rsid="000e1252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10eb47" officeooo:paragraph-rsid="0010eb4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0eb47" officeooo:paragraph-rsid="0010eb47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2d3e8" officeooo:paragraph-rsid="0012d3e8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2e777" officeooo:paragraph-rsid="0012e777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9e7e8" officeooo:paragraph-rsid="0019e7e8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2e777" officeooo:paragraph-rsid="0012e77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a7076" officeooo:paragraph-rsid="000a707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0a7076" officeooo:paragraph-rsid="000a7076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0a93ec" officeooo:paragraph-rsid="000a93ec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0dcbde" officeooo:paragraph-rsid="000dcbde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0eb47" officeooo:paragraph-rsid="0010eb47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2d3e8" officeooo:paragraph-rsid="0012d3e8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4e21d" officeooo:paragraph-rsid="0014e21d" style:font-weight-asian="bold" style:font-weight-complex="bold"/>
    </style:style>
    <style:style style:name="P21" style:family="paragraph" style:parent-style-name="Standard">
      <style:text-properties officeooo:rsid="000c91fc" officeooo:paragraph-rsid="000c91fc"/>
    </style:style>
    <style:style style:name="P22" style:family="paragraph" style:parent-style-name="Standard">
      <style:paragraph-properties fo:text-align="justify" style:justify-single-word="false"/>
      <style:text-properties officeooo:rsid="0012e777" officeooo:paragraph-rsid="0012e777"/>
    </style:style>
    <style:style style:name="P23" style:family="paragraph" style:parent-style-name="Standard">
      <style:paragraph-properties fo:text-align="justify" style:justify-single-word="false"/>
      <style:text-properties officeooo:rsid="0016b301" officeooo:paragraph-rsid="0016b301"/>
    </style:style>
    <style:style style:name="P24" style:family="paragraph" style:parent-style-name="Standard" style:list-style-name="L1">
      <style:text-properties officeooo:paragraph-rsid="0020eef1"/>
    </style:style>
    <style:style style:name="P25" style:family="paragraph" style:parent-style-name="Standard" style:list-style-name="L1">
      <style:text-properties officeooo:rsid="00095fa0" officeooo:paragraph-rsid="00095fa0"/>
    </style:style>
    <style:style style:name="P26" style:family="paragraph" style:parent-style-name="Standard" style:list-style-name="L2">
      <style:text-properties officeooo:rsid="00095fa0" officeooo:paragraph-rsid="00095fa0"/>
    </style:style>
    <style:style style:name="P27" style:family="paragraph" style:parent-style-name="Standard" style:list-style-name="L3">
      <style:text-properties officeooo:rsid="00095fa0" officeooo:paragraph-rsid="00095fa0"/>
    </style:style>
    <style:style style:name="P28" style:family="paragraph" style:parent-style-name="Standard" style:list-style-name="L4">
      <style:text-properties officeooo:rsid="00095fa0" officeooo:paragraph-rsid="00095fa0"/>
    </style:style>
    <style:style style:name="P29" style:family="paragraph" style:parent-style-name="Standard">
      <style:text-properties officeooo:rsid="00095fa0" officeooo:paragraph-rsid="00095fa0"/>
    </style:style>
    <style:style style:name="P30" style:family="paragraph" style:parent-style-name="Standard" style:list-style-name="L5">
      <style:text-properties officeooo:paragraph-rsid="00212140"/>
    </style:style>
    <style:style style:name="P31" style:family="paragraph" style:parent-style-name="Standard" style:list-style-name="L5">
      <style:text-properties officeooo:rsid="000c91fc" officeooo:paragraph-rsid="000c91fc"/>
    </style:style>
    <style:style style:name="P32" style:family="paragraph" style:parent-style-name="Standard" style:list-style-name="L5">
      <style:text-properties officeooo:rsid="000c91fc" officeooo:paragraph-rsid="00212140"/>
    </style:style>
    <style:style style:name="P33" style:family="paragraph" style:parent-style-name="Standard" style:list-style-name="L6">
      <style:paragraph-properties fo:text-align="justify" style:justify-single-word="false"/>
      <style:text-properties fo:font-size="12pt" fo:font-weight="normal" officeooo:rsid="000a7076" officeooo:paragraph-rsid="000a7076" style:font-weight-asian="normal" style:font-weight-complex="normal"/>
    </style:style>
    <style:style style:name="P34" style:family="paragraph" style:parent-style-name="Standard" style:list-style-name="L6">
      <style:paragraph-properties fo:text-align="justify" style:justify-single-word="false"/>
      <style:text-properties fo:font-size="12pt" fo:font-weight="normal" officeooo:rsid="000a7076" officeooo:paragraph-rsid="00306cd8" style:font-weight-asian="normal" style:font-weight-complex="normal"/>
    </style:style>
    <style:style style:name="P35" style:family="paragraph" style:parent-style-name="Standard" style:list-style-name="L7">
      <style:paragraph-properties fo:text-align="justify" style:justify-single-word="false"/>
      <style:text-properties fo:font-size="12pt" fo:font-weight="normal" officeooo:rsid="000a7076" officeooo:paragraph-rsid="000a7076" style:font-weight-asian="normal" style:font-weight-complex="normal"/>
    </style:style>
    <style:style style:name="P36" style:family="paragraph" style:parent-style-name="Standard" style:list-style-name="L8">
      <style:paragraph-properties fo:text-align="justify" style:justify-single-word="false"/>
      <style:text-properties fo:font-size="12pt" fo:font-weight="normal" officeooo:rsid="000a7076" officeooo:paragraph-rsid="000a7076" style:font-weight-asian="normal" style:font-weight-complex="normal"/>
    </style:style>
    <style:style style:name="P37" style:family="paragraph" style:parent-style-name="Standard" style:list-style-name="L7">
      <style:paragraph-properties fo:text-align="justify" style:justify-single-word="false"/>
      <style:text-properties fo:font-size="12pt" fo:font-weight="normal" officeooo:rsid="000d56a4" officeooo:paragraph-rsid="000d56a4" style:font-weight-asian="normal" style:font-weight-complex="normal"/>
    </style:style>
    <style:style style:name="P38" style:family="paragraph" style:parent-style-name="Standard" style:list-style-name="L9">
      <style:paragraph-properties fo:text-align="justify" style:justify-single-word="false"/>
      <style:text-properties fo:font-size="12pt" fo:font-weight="normal" officeooo:rsid="000a93ec" officeooo:paragraph-rsid="000a93ec" style:font-weight-asian="normal" style:font-weight-complex="normal"/>
    </style:style>
    <style:style style:name="P39" style:family="paragraph" style:parent-style-name="Standard" style:list-style-name="L9">
      <style:paragraph-properties fo:text-align="justify" style:justify-single-word="false"/>
      <style:text-properties fo:font-size="12pt" fo:font-weight="normal" officeooo:rsid="000c91fc" officeooo:paragraph-rsid="000c91fc" style:font-weight-asian="normal" style:font-weight-complex="normal"/>
    </style:style>
    <style:style style:name="P40" style:family="paragraph" style:parent-style-name="Standard" style:list-style-name="L10">
      <style:paragraph-properties fo:text-align="justify" style:justify-single-word="false"/>
      <style:text-properties fo:font-size="12pt" fo:font-weight="normal" officeooo:rsid="000e1252" officeooo:paragraph-rsid="000e1252" style:font-weight-asian="normal" style:font-weight-complex="normal"/>
    </style:style>
    <style:style style:name="P41" style:family="paragraph" style:parent-style-name="Standard" style:list-style-name="L11">
      <style:paragraph-properties fo:text-align="justify" style:justify-single-word="false"/>
      <style:text-properties fo:font-size="12pt" fo:font-weight="normal" officeooo:rsid="0010eb47" officeooo:paragraph-rsid="001afbc2" style:font-weight-asian="normal" style:font-weight-complex="normal"/>
    </style:style>
    <style:style style:name="P42" style:family="paragraph" style:parent-style-name="Standard" style:list-style-name="L11">
      <style:paragraph-properties fo:text-align="justify" style:justify-single-word="false"/>
      <style:text-properties fo:font-size="12pt" fo:font-weight="normal" officeooo:rsid="0010eb47" officeooo:paragraph-rsid="0010eb47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10eb47" officeooo:paragraph-rsid="0010eb47" style:font-weight-asian="normal" style:font-weight-complex="normal"/>
    </style:style>
    <style:style style:name="P44" style:family="paragraph" style:parent-style-name="Standard" style:list-style-name="L11">
      <style:paragraph-properties fo:text-align="justify" style:justify-single-word="false"/>
      <style:text-properties fo:font-size="12pt" fo:font-weight="normal" officeooo:rsid="001afbc2" officeooo:paragraph-rsid="001afbc2" style:font-weight-asian="normal" style:font-weight-complex="normal"/>
    </style:style>
    <style:style style:name="P45" style:family="paragraph" style:parent-style-name="Standard" style:list-style-name="L11">
      <style:paragraph-properties fo:text-align="justify" style:justify-single-word="false"/>
      <style:text-properties fo:font-size="12pt" fo:font-weight="normal" officeooo:rsid="0012e777" officeooo:paragraph-rsid="0012e777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12e777" officeooo:paragraph-rsid="0012e777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1f7680" officeooo:paragraph-rsid="001f7680" style:font-weight-asian="normal" style:font-weight-complex="normal"/>
    </style:style>
    <style:style style:name="P48" style:family="paragraph" style:parent-style-name="Standard" style:list-style-name="L12">
      <style:paragraph-properties fo:text-align="justify" style:justify-single-word="false"/>
      <style:text-properties fo:font-size="12pt" fo:font-weight="normal" officeooo:rsid="001f7680" officeooo:paragraph-rsid="001f7680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1dffb2" officeooo:paragraph-rsid="001dffb2" style:font-weight-asian="normal" style:font-weight-complex="normal"/>
    </style:style>
    <style:style style:name="P50" style:family="paragraph" style:parent-style-name="Standard" style:list-style-name="L13">
      <style:paragraph-properties fo:text-align="justify" style:justify-single-word="false"/>
      <style:text-properties fo:font-size="12pt" fo:font-weight="normal" officeooo:rsid="001dffb2" officeooo:paragraph-rsid="001dffb2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01c8123" officeooo:paragraph-rsid="001c8123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1c8123" officeooo:paragraph-rsid="001afbc2" style:font-weight-asian="normal" style:font-weight-complex="normal"/>
    </style:style>
    <style:style style:name="P53" style:family="paragraph" style:parent-style-name="Standard" style:list-style-name="L15">
      <style:paragraph-properties fo:text-align="justify" style:justify-single-word="false"/>
      <style:text-properties fo:font-size="12pt" fo:font-weight="normal" officeooo:rsid="001c8123" officeooo:paragraph-rsid="001c8123" style:font-weight-asian="normal" style:font-weight-complex="normal"/>
    </style:style>
    <style:style style:name="P54" style:family="paragraph" style:parent-style-name="Standard" style:list-style-name="L16">
      <style:paragraph-properties fo:text-align="justify" style:justify-single-word="false"/>
      <style:text-properties fo:font-size="12pt" fo:font-weight="normal" officeooo:rsid="0012d3e8" officeooo:paragraph-rsid="0012d3e8" style:font-weight-asian="normal" style:font-weight-complex="normal"/>
    </style:style>
    <style:style style:name="P55" style:family="paragraph" style:parent-style-name="Standard" style:list-style-name="L17">
      <style:paragraph-properties fo:text-align="justify" style:justify-single-word="false"/>
      <style:text-properties fo:font-size="12pt" fo:font-weight="normal" officeooo:rsid="0012d3e8" officeooo:paragraph-rsid="0012d3e8" style:font-weight-asian="normal" style:font-weight-complex="normal"/>
    </style:style>
    <style:style style:name="P56" style:family="paragraph" style:parent-style-name="Standard" style:list-style-name="L18">
      <style:paragraph-properties fo:text-align="justify" style:justify-single-word="false"/>
      <style:text-properties fo:font-size="12pt" fo:font-weight="normal" officeooo:rsid="0012d3e8" officeooo:paragraph-rsid="0012d3e8" style:font-weight-asian="normal" style:font-weight-complex="normal"/>
    </style:style>
    <style:style style:name="P57" style:family="paragraph" style:parent-style-name="Standard" style:list-style-name="L19">
      <style:paragraph-properties fo:text-align="justify" style:justify-single-word="false"/>
      <style:text-properties fo:font-size="12pt" fo:font-weight="normal" officeooo:rsid="0012d3e8" officeooo:paragraph-rsid="0012d3e8" style:font-weight-asian="normal" style:font-weight-complex="normal"/>
    </style:style>
    <style:style style:name="P58" style:family="paragraph" style:parent-style-name="Standard" style:list-style-name="L20">
      <style:paragraph-properties fo:text-align="justify" style:justify-single-word="false"/>
      <style:text-properties fo:font-size="12pt" fo:font-weight="normal" officeooo:rsid="0012d3e8" officeooo:paragraph-rsid="0012d3e8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weight="normal" officeooo:rsid="001d9ecb" officeooo:paragraph-rsid="001d9ecb" style:font-weight-asian="normal" style:font-weight-complex="normal"/>
    </style:style>
    <style:style style:name="P60" style:family="paragraph" style:parent-style-name="Standard" style:list-style-name="L9">
      <style:paragraph-properties fo:text-align="justify" style:justify-single-word="false"/>
      <style:text-properties fo:font-size="12pt" fo:font-weight="normal" officeooo:rsid="002647a3" officeooo:paragraph-rsid="002647a3" style:font-weight-asian="normal" style:font-weight-complex="normal"/>
    </style:style>
    <style:style style:name="P61" style:family="paragraph" style:parent-style-name="Standard" style:list-style-name="L6">
      <style:paragraph-properties fo:text-align="justify" style:justify-single-word="false"/>
      <style:text-properties fo:font-size="12pt" fo:font-weight="normal" officeooo:rsid="00306cd8" officeooo:paragraph-rsid="00306cd8" style:font-weight-asian="normal" style:font-weight-complex="normal"/>
    </style:style>
    <style:style style:name="P62" style:family="paragraph" style:parent-style-name="Standard" style:list-style-name="L19">
      <style:paragraph-properties fo:text-align="justify" style:justify-single-word="false"/>
      <style:text-properties fo:font-size="12pt" fo:font-style="normal" fo:font-weight="normal" officeooo:rsid="0012d3e8" officeooo:paragraph-rsid="0012d3e8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font-style="normal" fo:font-weight="normal" officeooo:rsid="0012d3e8" officeooo:paragraph-rsid="0012d3e8" style:font-style-asian="normal" style:font-weight-asian="normal" style:font-style-complex="normal" style:font-weight-complex="normal"/>
    </style:style>
    <style:style style:name="P64" style:family="paragraph" style:parent-style-name="Standard" style:list-style-name="L21">
      <style:paragraph-properties fo:text-align="justify" style:justify-single-word="false"/>
      <style:text-properties fo:font-size="12pt" fo:font-style="normal" fo:font-weight="normal" officeooo:rsid="0012d3e8" officeooo:paragraph-rsid="0012d3e8" style:font-style-asian="normal" style:font-weight-asian="normal" style:font-style-complex="normal" style:font-weight-complex="normal"/>
    </style:style>
    <style:style style:name="P65" style:family="paragraph" style:parent-style-name="Standard" style:list-style-name="L25">
      <style:paragraph-properties fo:text-align="justify" style:justify-single-word="false"/>
      <style:text-properties fo:font-size="12pt" fo:font-style="normal" fo:font-weight="normal" officeooo:rsid="0012d3e8" officeooo:paragraph-rsid="0012d3e8" style:font-style-asian="normal" style:font-weight-asian="normal" style:font-style-complex="normal" style:font-weight-complex="normal"/>
    </style:style>
    <style:style style:name="P66" style:family="paragraph" style:parent-style-name="Standard" style:list-style-name="L20">
      <style:paragraph-properties fo:text-align="justify" style:justify-single-word="false"/>
      <style:text-properties fo:font-size="12pt" fo:font-style="normal" fo:font-weight="normal" officeooo:rsid="001dffb2" officeooo:paragraph-rsid="001dffb2" style:font-style-asian="normal" style:font-weight-asian="normal" style:font-style-complex="normal" style:font-weight-complex="normal"/>
    </style:style>
    <style:style style:name="P67" style:family="paragraph" style:parent-style-name="Standard" style:list-style-name="L22">
      <style:paragraph-properties fo:text-align="justify" style:justify-single-word="false"/>
      <style:text-properties fo:font-size="12pt" fo:font-style="normal" fo:font-weight="normal" officeooo:rsid="0012e777" officeooo:paragraph-rsid="0012e777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2pt" fo:font-style="normal" fo:font-weight="normal" officeooo:rsid="0012e777" officeooo:paragraph-rsid="0012e777" style:font-style-asian="normal" style:font-weight-asian="normal" style:font-style-complex="normal" style:font-weight-complex="normal"/>
    </style:style>
    <style:style style:name="P69" style:family="paragraph" style:parent-style-name="Standard" style:list-style-name="L23">
      <style:paragraph-properties fo:text-align="justify" style:justify-single-word="false"/>
      <style:text-properties fo:font-size="12pt" fo:font-style="normal" fo:font-weight="normal" officeooo:rsid="0012e777" officeooo:paragraph-rsid="0012e777" style:font-style-asian="normal" style:font-weight-asian="normal" style:font-style-complex="normal" style:font-weight-complex="normal"/>
    </style:style>
    <style:style style:name="P70" style:family="paragraph" style:parent-style-name="Standard" style:list-style-name="L26">
      <style:paragraph-properties fo:text-align="justify" style:justify-single-word="false"/>
      <style:text-properties fo:font-size="12pt" fo:font-style="normal" fo:font-weight="normal" officeooo:rsid="0012e777" officeooo:paragraph-rsid="0012e777" style:font-style-asian="normal" style:font-weight-asian="normal" style:font-style-complex="normal" style:font-weight-complex="normal"/>
    </style:style>
    <style:style style:name="P71" style:family="paragraph" style:parent-style-name="Standard" style:list-style-name="L27">
      <style:paragraph-properties fo:text-align="justify" style:justify-single-word="false"/>
      <style:text-properties fo:font-size="12pt" fo:font-style="normal" fo:font-weight="normal" officeooo:rsid="0012e777" officeooo:paragraph-rsid="0012e777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fo:font-style="normal" fo:font-weight="normal" officeooo:rsid="0014e21d" officeooo:paragraph-rsid="0014e21d" style:font-style-asian="normal" style:font-weight-asian="normal" style:font-style-complex="normal" style:font-weight-complex="normal"/>
    </style:style>
    <style:style style:name="P73" style:family="paragraph" style:parent-style-name="Standard" style:list-style-name="L28">
      <style:paragraph-properties fo:text-align="justify" style:justify-single-word="false"/>
      <style:text-properties fo:font-size="12pt" fo:font-style="normal" fo:font-weight="normal" officeooo:rsid="0014e21d" officeooo:paragraph-rsid="0014e21d" style:font-style-asian="normal" style:font-weight-asian="normal" style:font-style-complex="normal" style:font-weight-complex="normal"/>
    </style:style>
    <style:style style:name="P74" style:family="paragraph" style:parent-style-name="Standard" style:list-style-name="L29">
      <style:paragraph-properties fo:text-align="justify" style:justify-single-word="false"/>
      <style:text-properties fo:font-size="12pt" fo:font-style="normal" fo:font-weight="normal" officeooo:rsid="0014e21d" officeooo:paragraph-rsid="0014e21d" style:font-style-asian="normal" style:font-weight-asian="normal" style:font-style-complex="normal" style:font-weight-complex="normal"/>
    </style:style>
    <style:style style:name="P75" style:family="paragraph" style:parent-style-name="Standard" style:list-style-name="L28">
      <style:paragraph-properties fo:text-align="justify" style:justify-single-word="false"/>
      <style:text-properties fo:font-size="12pt" fo:font-style="normal" fo:font-weight="normal" officeooo:rsid="0014e5d9" officeooo:paragraph-rsid="0014e5d9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2pt" fo:font-style="normal" fo:font-weight="normal" officeooo:rsid="0014e5d9" officeooo:paragraph-rsid="0014e5d9" style:font-style-asian="normal" style:font-weight-asian="normal" style:font-style-complex="normal" style:font-weight-complex="normal"/>
    </style:style>
    <style:style style:name="P77" style:family="paragraph" style:parent-style-name="Standard" style:list-style-name="L30">
      <style:paragraph-properties fo:text-align="justify" style:justify-single-word="false"/>
      <style:text-properties fo:font-size="12pt" fo:font-style="normal" fo:font-weight="normal" officeooo:rsid="0014e5d9" officeooo:paragraph-rsid="0014e5d9" style:font-style-asian="normal" style:font-weight-asian="normal" style:font-style-complex="normal" style:font-weight-complex="normal"/>
    </style:style>
    <style:style style:name="P78" style:family="paragraph" style:parent-style-name="Standard" style:list-style-name="L31">
      <style:paragraph-properties fo:text-align="justify" style:justify-single-word="false"/>
      <style:text-properties fo:font-size="12pt" fo:font-style="normal" fo:font-weight="normal" officeooo:rsid="0014e5d9" officeooo:paragraph-rsid="0014e5d9" style:font-style-asian="normal" style:font-weight-asian="normal" style:font-style-complex="normal" style:font-weight-complex="normal"/>
    </style:style>
    <style:style style:name="P79" style:family="paragraph" style:parent-style-name="Standard" style:list-style-name="L32">
      <style:paragraph-properties fo:text-align="justify" style:justify-single-word="false"/>
      <style:text-properties fo:font-size="12pt" fo:font-style="normal" fo:font-weight="normal" officeooo:rsid="0014e5d9" officeooo:paragraph-rsid="0014e5d9" style:font-style-asian="normal" style:font-weight-asian="normal" style:font-style-complex="normal" style:font-weight-complex="normal"/>
    </style:style>
    <style:style style:name="P80" style:family="paragraph" style:parent-style-name="Standard" style:list-style-name="L33">
      <style:paragraph-properties fo:text-align="justify" style:justify-single-word="false"/>
      <style:text-properties fo:font-size="12pt" fo:font-style="normal" fo:font-weight="normal" officeooo:rsid="0016b301" officeooo:paragraph-rsid="0016b301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2pt" fo:font-style="normal" fo:font-weight="normal" officeooo:rsid="0016b301" officeooo:paragraph-rsid="0016b301" style:font-style-asian="normal" style:font-weight-asian="normal" style:font-style-complex="normal" style:font-weight-complex="normal"/>
    </style:style>
    <style:style style:name="P82" style:family="paragraph" style:parent-style-name="Standard" style:list-style-name="L34">
      <style:paragraph-properties fo:text-align="justify" style:justify-single-word="false"/>
      <style:text-properties fo:font-size="12pt" fo:font-style="normal" fo:font-weight="normal" officeooo:rsid="0016b301" officeooo:paragraph-rsid="0016b301" style:font-style-asian="normal" style:font-weight-asian="normal" style:font-style-complex="normal" style:font-weight-complex="normal"/>
    </style:style>
    <style:style style:name="P83" style:family="paragraph" style:parent-style-name="Standard" style:list-style-name="L35">
      <style:paragraph-properties fo:text-align="justify" style:justify-single-word="false"/>
      <style:text-properties fo:font-size="12pt" fo:font-style="normal" fo:font-weight="normal" officeooo:rsid="0016b301" officeooo:paragraph-rsid="0016b301" style:font-style-asian="normal" style:font-weight-asian="normal" style:font-style-complex="normal" style:font-weight-complex="normal"/>
    </style:style>
    <style:style style:name="P84" style:family="paragraph" style:parent-style-name="Standard" style:list-style-name="L35">
      <style:paragraph-properties fo:text-align="justify" style:justify-single-word="false"/>
      <style:text-properties fo:font-size="12pt" fo:font-style="normal" fo:font-weight="normal" officeooo:rsid="00182002" officeooo:paragraph-rsid="00182002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fo:font-size="12pt" fo:font-style="normal" fo:font-weight="normal" officeooo:rsid="00182002" officeooo:paragraph-rsid="00182002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2pt" fo:font-style="normal" fo:font-weight="normal" officeooo:rsid="0018385a" officeooo:paragraph-rsid="0018385a" style:font-style-asian="normal" style:font-weight-asian="normal" style:font-style-complex="normal" style:font-weight-complex="normal"/>
    </style:style>
    <style:style style:name="P87" style:family="paragraph" style:parent-style-name="Standard" style:list-style-name="L36">
      <style:paragraph-properties fo:text-align="justify" style:justify-single-word="false"/>
      <style:text-properties fo:font-size="12pt" fo:font-style="normal" fo:font-weight="normal" officeooo:rsid="0018385a" officeooo:paragraph-rsid="0018385a" style:font-style-asian="normal" style:font-weight-asian="normal" style:font-style-complex="normal" style:font-weight-complex="normal"/>
    </style:style>
    <style:style style:name="P88" style:family="paragraph" style:parent-style-name="Standard" style:list-style-name="L37">
      <style:paragraph-properties fo:text-align="justify" style:justify-single-word="false"/>
      <style:text-properties fo:font-size="12pt" fo:font-style="normal" fo:font-weight="normal" officeooo:rsid="0018385a" officeooo:paragraph-rsid="0018385a" style:font-style-asian="normal" style:font-weight-asian="normal" style:font-style-complex="normal" style:font-weight-complex="normal"/>
    </style:style>
    <style:style style:name="P89" style:family="paragraph" style:parent-style-name="Standard" style:list-style-name="L36">
      <style:paragraph-properties fo:text-align="justify" style:justify-single-word="false"/>
      <style:text-properties fo:font-size="12pt" fo:font-style="normal" fo:font-weight="normal" officeooo:rsid="002d8bfb" officeooo:paragraph-rsid="002d8bfb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size="12pt" fo:font-style="normal" fo:font-weight="bold" officeooo:rsid="0012e777" officeooo:paragraph-rsid="0012e777" style:font-style-asian="normal" style:font-weight-asian="bold" style:font-style-complex="normal" style:font-weight-complex="bold"/>
    </style:style>
    <style:style style:name="P91" style:family="paragraph" style:parent-style-name="Standard" style:list-style-name="L7">
      <style:paragraph-properties fo:text-align="justify" style:justify-single-word="false"/>
      <style:text-properties officeooo:paragraph-rsid="000c91fc"/>
    </style:style>
    <style:style style:name="P92" style:family="paragraph" style:parent-style-name="Standard" style:list-style-name="L11">
      <style:paragraph-properties fo:text-align="justify" style:justify-single-word="false"/>
      <style:text-properties officeooo:paragraph-rsid="001afbc2"/>
    </style:style>
    <style:style style:name="P93" style:family="paragraph" style:parent-style-name="Standard" style:list-style-name="L14">
      <style:paragraph-properties fo:text-align="justify" style:justify-single-word="false"/>
      <style:text-properties officeooo:paragraph-rsid="001afbc2"/>
    </style:style>
    <style:style style:name="P94" style:family="paragraph" style:parent-style-name="Standard" style:list-style-name="L16">
      <style:paragraph-properties fo:text-align="justify" style:justify-single-word="false"/>
      <style:text-properties officeooo:paragraph-rsid="0012d3e8"/>
    </style:style>
    <style:style style:name="P95" style:family="paragraph" style:parent-style-name="Standard" style:list-style-name="L21">
      <style:paragraph-properties fo:text-align="justify" style:justify-single-word="false"/>
      <style:text-properties officeooo:paragraph-rsid="0012d3e8"/>
    </style:style>
    <style:style style:name="P96" style:family="paragraph" style:parent-style-name="Standard" style:list-style-name="L24">
      <style:paragraph-properties fo:text-align="justify" style:justify-single-word="false"/>
      <style:text-properties officeooo:paragraph-rsid="0012e777"/>
    </style:style>
    <style:style style:name="P97" style:family="paragraph" style:parent-style-name="Standard" style:list-style-name="L9">
      <style:paragraph-properties fo:text-align="justify" style:justify-single-word="false"/>
      <style:text-properties officeooo:paragraph-rsid="000a93ec"/>
    </style:style>
    <style:style style:name="P98" style:family="paragraph" style:parent-style-name="Standard" style:list-style-name="L22">
      <style:paragraph-properties fo:text-align="justify" style:justify-single-word="false"/>
      <style:text-properties officeooo:rsid="001dffb2" officeooo:paragraph-rsid="001dffb2"/>
    </style:style>
    <style:style style:name="P99" style:family="paragraph" style:parent-style-name="Standard" style:list-style-name="L35">
      <style:paragraph-properties fo:text-align="justify" style:justify-single-word="false"/>
      <style:text-properties officeooo:rsid="0016b301" officeooo:paragraph-rsid="0016b301"/>
    </style:style>
    <style:style style:name="P100" style:family="paragraph" style:parent-style-name="Standard">
      <style:paragraph-properties fo:text-align="justify" style:justify-single-word="false"/>
      <style:text-properties officeooo:rsid="0016b301" officeooo:paragraph-rsid="0016b301"/>
    </style:style>
    <style:style style:name="P101" style:family="paragraph" style:parent-style-name="Standard">
      <style:paragraph-properties fo:text-align="center" style:justify-single-word="false"/>
      <style:text-properties fo:font-size="14pt" fo:font-style="normal" fo:font-weight="bold" officeooo:rsid="0018385a" officeooo:paragraph-rsid="0018385a" style:font-style-asian="normal" style:font-weight-asian="bold" style:font-style-complex="normal" style:font-weight-complex="bold"/>
    </style:style>
    <style:style style:name="P102" style:family="paragraph" style:parent-style-name="Standard" style:list-style-name="L2">
      <style:text-properties officeooo:rsid="0020338d" officeooo:paragraph-rsid="0020338d"/>
    </style:style>
    <style:style style:name="P103" style:family="paragraph" style:parent-style-name="Standard" style:list-style-name="L1">
      <style:text-properties officeooo:rsid="0020eef1" officeooo:paragraph-rsid="0020eef1"/>
    </style:style>
    <style:style style:name="P104" style:family="paragraph" style:parent-style-name="Standard">
      <style:text-properties officeooo:rsid="00212140" officeooo:paragraph-rsid="00212140"/>
    </style:style>
    <style:style style:name="P105" style:family="paragraph" style:parent-style-name="Standard" style:list-style-name="L38">
      <style:text-properties officeooo:rsid="00212140" officeooo:paragraph-rsid="00212140"/>
    </style:style>
    <style:style style:name="P106" style:family="paragraph" style:parent-style-name="Standard" style:list-style-name="L1">
      <style:text-properties officeooo:rsid="00212140" officeooo:paragraph-rsid="00212140"/>
    </style:style>
    <style:style style:name="P107" style:family="paragraph" style:parent-style-name="Standard">
      <style:paragraph-properties fo:text-align="justify" style:justify-single-word="false" fo:break-before="page"/>
      <style:text-properties fo:font-size="12pt" fo:font-style="normal" fo:font-weight="normal" officeooo:rsid="0016b301" officeooo:paragraph-rsid="0016b301" style:font-style-asian="normal" style:font-weight-asian="normal" style:font-style-complex="normal" style:font-weight-complex="normal"/>
    </style:style>
    <style:style style:name="P108" style:family="paragraph" style:parent-style-name="Standard" style:list-style-name="L39">
      <style:paragraph-properties fo:margin-top="0.0398in" fo:margin-bottom="0.0398in" loext:contextual-spacing="false" fo:text-align="justify" style:justify-single-word="false"/>
      <style:text-properties officeooo:rsid="002c2d28" officeooo:paragraph-rsid="002c2d28"/>
    </style:style>
    <style:style style:name="T1" style:family="text">
      <style:text-properties fo:font-size="12pt" fo:font-weight="normal" officeooo:rsid="000c91fc" style:font-weight-asian="normal" style:font-weight-complex="normal"/>
    </style:style>
    <style:style style:name="T2" style:family="text">
      <style:text-properties fo:font-size="12pt" fo:font-weight="normal" officeooo:rsid="000d56a4" style:font-weight-asian="normal" style:font-weight-complex="normal"/>
    </style:style>
    <style:style style:name="T3" style:family="text">
      <style:text-properties fo:font-size="12pt" fo:font-weight="normal" officeooo:rsid="0010eb47" style:font-weight-asian="normal" style:font-weight-complex="normal"/>
    </style:style>
    <style:style style:name="T4" style:family="text">
      <style:text-properties fo:font-size="12pt" fo:font-weight="normal" officeooo:rsid="0012d3e8" style:font-weight-asian="normal" style:font-weight-complex="normal"/>
    </style:style>
    <style:style style:name="T5" style:family="text">
      <style:text-properties fo:font-size="12pt" fo:font-weight="normal" officeooo:rsid="0019e7e8" style:font-weight-asian="normal" style:font-weight-complex="normal"/>
    </style:style>
    <style:style style:name="T6" style:family="text">
      <style:text-properties fo:font-size="12pt" fo:font-weight="normal" officeooo:rsid="001afbc2" style:font-weight-asian="normal" style:font-weight-complex="normal"/>
    </style:style>
    <style:style style:name="T7" style:family="text">
      <style:text-properties fo:font-size="12pt" fo:font-weight="normal" officeooo:rsid="001c8123" style:font-weight-asian="normal" style:font-weight-complex="normal"/>
    </style:style>
    <style:style style:name="T8" style:family="text">
      <style:text-properties fo:font-size="12pt" fo:font-weight="normal" officeooo:rsid="001dffb2" style:font-weight-asian="normal" style:font-weight-complex="normal"/>
    </style:style>
    <style:style style:name="T9" style:family="text">
      <style:text-properties fo:font-size="12pt" fo:font-weight="normal" officeooo:rsid="000a93ec" style:font-weight-asian="normal" style:font-weight-complex="normal"/>
    </style:style>
    <style:style style:name="T10" style:family="text">
      <style:text-properties fo:font-size="12pt" fo:font-weight="normal" officeooo:rsid="00232e3a" style:font-weight-asian="normal" style:font-weight-complex="normal"/>
    </style:style>
    <style:style style:name="T11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2pt" fo:font-style="normal" fo:font-weight="normal" officeooo:rsid="0012d3e8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fo:font-weight="normal" officeooo:rsid="0012e777" style:font-style-asian="normal" style:font-weight-asian="normal" style:font-style-complex="normal" style:font-weight-complex="normal"/>
    </style:style>
    <style:style style:name="T14" style:family="text">
      <style:text-properties fo:font-size="12pt" fo:font-style="normal" fo:font-weight="normal" officeooo:rsid="0014e5d9" style:font-style-asian="normal" style:font-weight-asian="normal" style:font-style-complex="normal" style:font-weight-complex="normal"/>
    </style:style>
    <style:style style:name="T15" style:family="text">
      <style:text-properties fo:font-size="12pt" fo:font-style="normal" fo:font-weight="normal" officeooo:rsid="00182002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1afbc2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fo:font-weight="normal" officeooo:rsid="001f7680" style:font-style-asian="normal" style:font-weight-asian="normal" style:font-style-complex="normal" style:font-weight-complex="normal"/>
    </style:style>
    <style:style style:name="T18" style:family="text">
      <style:text-properties fo:font-size="12pt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2e777" style:font-style-asian="normal" style:font-style-complex="normal"/>
    </style:style>
    <style:style style:name="T21" style:family="text">
      <style:text-properties fo:font-style="normal" officeooo:rsid="001afbc2" style:font-style-asian="normal" style:font-style-complex="normal"/>
    </style:style>
    <style:style style:name="T22" style:family="text">
      <style:text-properties fo:font-style="normal" officeooo:rsid="001dffb2" style:font-style-asian="normal" style:font-style-complex="normal"/>
    </style:style>
    <style:style style:name="T23" style:family="text">
      <style:text-properties officeooo:rsid="0019e7e8"/>
    </style:style>
    <style:style style:name="T24" style:family="text">
      <style:text-properties officeooo:rsid="0020eef1"/>
    </style:style>
    <style:style style:name="T25" style:family="text">
      <style:text-properties officeooo:rsid="00212140"/>
    </style:style>
    <style:style style:name="T26" style:family="text">
      <style:text-properties officeooo:rsid="000c91fc"/>
    </style:style>
    <style:style style:name="T27" style:family="text">
      <style:text-properties officeooo:rsid="002647a3"/>
    </style:style>
    <style:style style:name="T28" style:family="text">
      <style:text-properties officeooo:rsid="00306c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9in" fo:text-indent="-0.25in" fo:margin-left="0.5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9in" fo:text-indent="-0.25in" fo:margin-left="0.78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9in" fo:text-indent="-0.25in" fo:margin-left="1.0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9in" fo:text-indent="-0.25in" fo:margin-left="1.28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9in" fo:text-indent="-0.25in" fo:margin-left="1.5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9in" fo:text-indent="-0.25in" fo:margin-left="1.78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9in" fo:text-indent="-0.25in" fo:margin-left="2.0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9in" fo:text-indent="-0.25in" fo:margin-left="2.28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9in" fo:text-indent="-0.25in" fo:margin-left="2.5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9in" fo:text-indent="-0.25in" fo:margin-left="2.789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p:</text:p>
      <text:list xml:id="list3626466449" text:style-name="L1">
        <text:list-item>
          <text:p text:style-name="P25">. dowolny znak,</text:p>
        </text:list-item>
        <text:list-item>
          <text:p text:style-name="P25">.* dowolna ilość znaków,</text:p>
        </text:list-item>
        <text:list-item>
          <text:p text:style-name="P25">koloruje dopasowane wyrazy jeśli wyjściem jest konsola</text:p>
        </text:list-item>
        <text:list-item>
          <text:p text:style-name="P25">wspiera 3 rodzjae wyrażeń regularnych – składnia może się różnić, więc przed zastosowaniem warto sprawdzić czy w ogóle działa,</text:p>
        </text:list-item>
        <text:list-item>
          <text:p text:style-name="P103">Wyszukuje wyrazów wewnątrz plików wszędzie</text:p>
          <text:list>
            <text:list-item>
              <text:p text:style-name="P24"><text:span text:style-name="T24">"grep -R me.*. - dopasuje każdy tekst w pliku żeby pasował do me&lt;jakiś znak&gt;&lt;dowolna ilość znaków&gt; rekursywnie.</text:span></text:p>
            </text:list-item>
            <text:list-item>
              <text:p text:style-name="P106">"-H" żeby wydrukował również nazwy plików</text:p>
            </text:list-item>
          </text:list>
        </text:list-item>
      </text:list>
      <text:p text:style-name="P1"/>
      <text:p text:style-name="P1">find (bash):</text:p>
      <text:list xml:id="list1432645947" text:style-name="L2">
        <text:list-item>
          <text:p text:style-name="P26">? dowolny znak,</text:p>
        </text:list-item>
        <text:list-item>
          <text:p text:style-name="P26">* dowolna ilość znaków</text:p>
        </text:list-item>
        <text:list-item>
          <text:p text:style-name="P26">domyślnym wyjście finda jest lista plików</text:p>
        </text:list-item>
        <text:list-item>
          <text:p text:style-name="P102">Przyjmuje format bashowy np.:</text:p>
          <text:list>
            <text:list-item>
              <text:p text:style-name="P102">„find *cats*"<text:span text:style-name="T24"> - zwraca wszytkie pliki i foldery o tej nazwie szukając w dół</text:span></text:p>
            </text:list-item>
          </text:list>
        </text:list-item>
      </text:list>
      <text:p text:style-name="P1"/>
      <text:p text:style-name="P104">żeby je połączyć:</text:p>
      <text:list xml:id="list4051769061" text:style-name="L38">
        <text:list-item>
          <text:p text:style-name="P105">"find cats -exec grep me.* {} +"</text:p>
        </text:list-item>
        <text:list-item>
          <text:p text:style-name="P105">"find *cats* -exec grep me.* -H {} +" </text:p>
        </text:list-item>
        <text:list-item>
          <text:p text:style-name="P105">find znajduje plik, wstawia je w {} i grep wykonuje wyszukiwanie na przekazanym pliku. </text:p>
        </text:list-item>
      </text:list>
      <text:p text:style-name="P1"/>
      <text:p text:style-name="P1">bład nie jest użytecznym wyjściem na standardowe wyjście błędów</text:p>
      <text:p text:style-name="P2"/>
      <text:p text:style-name="P1">regex:</text:p>
      <text:list xml:id="list1400819503" text:style-name="L3">
        <text:list-item>
          <text:p text:style-name="P27">Wyrażenia regularne,</text:p>
        </text:list-item>
      </text:list>
      <text:p text:style-name="P1"/>
      <text:p text:style-name="P1">Strumienie:</text:p>
      <text:list xml:id="list2131392984" text:style-name="L4">
        <text:list-item>
          <text:p text:style-name="P28">stderr – strumień błędów, żadne polecenie go nie przejmie</text:p>
        </text:list-item>
        <text:list-item>
          <text:p text:style-name="P28">stdout – strumień wyjścia,</text:p>
        </text:list-item>
        <text:list-item>
          <text:p text:style-name="P28">stdin – strumień klawiatury</text:p>
        </text:list-item>
      </text:list>
      <text:p text:style-name="P2"/>
      <text:p text:style-name="P2"/>
      <text:p text:style-name="P21">Komendy:</text:p>
      <text:list xml:id="list2158157564" text:style-name="L5">
        <text:list-item>
          <text:p text:style-name="P32">find | grep cats &gt; plik.txt</text:p>
          <text:list>
            <text:list-item>
              <text:p text:style-name="P30"><text:span text:style-name="T25">W ten sposób przekazana do grep'a zostanie lista wszystkich plików.</text:span><text:span text:style-name="T26"> </text:span></text:p>
            </text:list-item>
            <text:list-item>
              <text:p text:style-name="P31">Pozwala wyszukać wszystkie pliki, z nich wybrać te ze słowem cats i przekazać ich nazwę do plik.txt</text:p>
            </text:list-item>
          </text:list>
        </text:list-item>
        <text:list-item>
          <text:p text:style-name="P31"/>
        </text:list-item>
      </text:list>
      <text:p text:style-name="P14">System plików</text:p>
      <text:p text:style-name="P3">foldery: bin, boot, dev, proc</text:p>
      <text:p text:style-name="P3"/>
      <text:list xml:id="list3195843501" text:style-name="L6">
        <text:list-item>
          <text:p text:style-name="P33">bin zawiera programy,</text:p>
        </text:list-item>
        <text:list-item>
          <text:p text:style-name="P34">usrbin również zawiera programy, czasem to jest to samo,</text:p>
        </text:list-item>
        <text:list-item>
          <text:p text:style-name="P61">boot zawiera pliki używane w trakcie bootowania stystemu,</text:p>
        </text:list-item>
        <text:list-item>
          <text:p text:style-name="P61">dev zawiera plik iprzedstawiające peryferia komputera (block/character devices)</text:p>
        </text:list-item>
        <text:list-item>
          <text:p text:style-name="P33"><text:span text:style-name="T28">/usr/</text:span>lib biblioteki, w 64 bitowych może to być lib64.</text:p>
        </text:list-item>
        <text:list-item>
          <text:p text:style-name="P33">etc konfiguracyjne pliki linuxa, najczęściej zwykły tekstowy format, edycja tylko z sudo,</text:p>
        </text:list-item>
        <text:list-item>
          <text:p text:style-name="P33">home zawiera katalogi domowe użytkownika, </text:p>
        </text:list-item>
        <text:list-item>
          <text:p text:style-name="P33">każdy katalog zaczyna się od /</text:p>
        </text:list-item>
      </text:list>
      <text:p text:style-name="P3"/>
      <text:p text:style-name="P3"><text:soft-page-break/>bo wpisaniu „ls” powłoka szuka binarki „ls” po czym ją wykonuje. Można się do niej odwołać bezpośrednio /bin/ls</text:p>
      <text:p text:style-name="P3"/>
      <text:p text:style-name="P15">Pakiety</text:p>
      <text:list xml:id="list12162829" text:style-name="L7">
        <text:list-item>
          <text:p text:style-name="P35">apt search chromium wyszuka programy z nazwą „chromium” </text:p>
        </text:list-item>
        <text:list-item>
          <text:p text:style-name="P35">apt install, musi być sudo więc: „sudo apt isntall chromium-browser”</text:p>
        </text:list-item>
        <text:list-item>
          <text:p text:style-name="P35">aktualizacja sudo apt update żeby zaktualizować listę programów,</text:p>
        </text:list-item>
        <text:list-item>
          <text:p text:style-name="P35">sudo apt upgrade żeby zaktualizować programy</text:p>
        </text:list-item>
        <text:list-item>
          <text:p text:style-name="P35">W ramach pakieru zawiera się lista plików</text:p>
        </text:list-item>
        <text:list-item>
          <text:p text:style-name="P91"><text:span text:style-name="T1">sudo apt remove żeby skasować cały </text:span><text:span text:style-name="T2">program, ale zostawia pliki konfiguracyjne, purge skasuje całość,</text:span></text:p>
        </text:list-item>
        <text:list-item>
          <text:p text:style-name="P37">Pakietowanie i instalowanie ich za pomocą apt-get jest globalne, dla wszystkich użytkownikow i na cały system.</text:p>
        </text:list-item>
      </text:list>
      <text:p text:style-name="P3">Firefox potrzebuje wielu bibliotek </text:p>
      <text:p text:style-name="P3"/>
      <text:p text:style-name="P3">Pakiet zawiera:</text:p>
      <text:list xml:id="list3802096122" text:style-name="L8">
        <text:list-item>
          <text:p text:style-name="P36">Faktycznie pliki (poindeksowane),</text:p>
        </text:list-item>
        <text:list-item>
          <text:p text:style-name="P36">listę zależności (biblioteki innych programów, które są potrzebne)</text:p>
        </text:list-item>
      </text:list>
      <text:p text:style-name="P4">jeśli pakiet wymaga jakiejś biblioteki to ją sam pobierze w trakcie.</text:p>
      <text:p text:style-name="P16"/>
      <text:p text:style-name="P16">Skrypty</text:p>
      <text:p text:style-name="P5"/>
      <text:list xml:id="list287558008" text:style-name="L9">
        <text:list-item>
          <text:p text:style-name="P97"><text:span text:style-name="T9">plik powłoki jest plikiem interpretowarnym przez powłokę </text:span><text:span text:style-name="T10">(sh - shell), która może używać</text:span><text:span text:style-name="T9"> </text:span><text:span text:style-name="T10">"</text:span><text:span text:style-name="T9">bash</text:span><text:span text:style-name="T10">", albo w Debianie "dash"</text:span><text:span text:style-name="T9">. Nie wymaga chmod</text:span></text:p>
        </text:list-item>
        <text:list-item>
          <text:p text:style-name="P38">Skrypt powłoki powinien zaczynać się od: „#!/bin/sh” – nazywa się to shebang. Mówi jaki program i skąd ma to wykonać. „#!” magiczna składnia, natomiast „/bin/sh” ścieżka.</text:p>
        </text:list-item>
        <text:list-item>
          <text:p text:style-name="P38">Chmod mówi że program można wykonać bezpośrednio, a shebang mówi linuxowi jaki program użyć ./</text:p>
        </text:list-item>
        <text:list-item>
          <text:p text:style-name="P60">skrypty można wykonywać bez chmod'a. żeby móc wywołać "./script.sh" <text:span text:style-name="T28">trzeba nadać "chmod -x script.sh"</text:span></text:p>
        </text:list-item>
        <text:list-item>
          <text:p text:style-name="P38">Wpisanie samego skrypt.sh zamiast ./skrypt.sh sprawi że powłoka będzie szukać programu skrypt.sh, a taki program w nie istnieje.</text:p>
        </text:list-item>
        <text:list-item>
          <text:p text:style-name="P38">Istnieją instrukcje warunkowe do skryptów, if-y itd.</text:p>
        </text:list-item>
        <text:list-item>
          <text:p text:style-name="P39">Dzięki shebang-owi można użyć dowolnego programu do wykonania pliku</text:p>
        </text:list-item>
        <text:list-item>
          <text:p text:style-name="P39">jobs do wyświetlenia listy zatrzymanych procesów,</text:p>
        </text:list-item>
        <text:list-item>
          <text:p text:style-name="P39"><text:span text:style-name="T27">"</text:span>fg<text:span text:style-name="T27"> 1"</text:span>, bg, ctrl +z</text:p>
        </text:list-item>
      </text:list>
      <text:p text:style-name="P6"/>
      <text:p text:style-name="P6"/>
      <text:p text:style-name="P6">Główny użytkownik linuxa to /root</text:p>
      <text:p text:style-name="P6"/>
      <text:p text:style-name="P17">Kompilacja i Cmake</text:p>
      <text:p text:style-name="P7">Etapy g++ <text:span text:style-name="T23">(3 erapy)</text:span>:</text:p>
      <text:list xml:id="list2122704015" text:style-name="L10">
        <text:list-item>
          <text:p text:style-name="P40">preprocessing, (preprocesowanie)</text:p>
        </text:list-item>
        <text:list-item>
          <text:p text:style-name="P40">compilation, (kompilowanie)</text:p>
        </text:list-item>
        <text:list-item>
          <text:p text:style-name="P40">linking, (konsolidacja)</text:p>
        </text:list-item>
        <text:list-item>
          <text:p text:style-name="P40">„cpp preproc.cpp” – cpp jest programem który robi preprocessing</text:p>
        </text:list-item>
        <text:list-item>
          <text:p text:style-name="P40">Preprocesor to program, który wstępnie przetwarza plik. </text:p>
        </text:list-item>
        <text:list-item>
          <text:p text:style-name="P40">„cpp -DLANG_PL preproc.cpp” zmienia język wykonania na polski</text:p>
        </text:list-item>
        <text:list-item>
          <text:p text:style-name="P40">albo: „g++ -E preproc.cpp”</text:p>
        </text:list-item>
      </text:list>
      <text:p text:style-name="P7"/>
      <text:p text:style-name="P18">Wykład 2</text:p>
      <text:p text:style-name="P8"><text:soft-page-break/></text:p>
      <text:p text:style-name="P12">Kompilacja to jeden podetap:</text:p>
      <text:p text:style-name="P9">g++:</text:p>
      <text:list xml:id="list2405027560" text:style-name="L11">
        <text:list-item>
          <text:p text:style-name="P41">„g++ -c … „ sama kompilacja</text:p>
        </text:list-item>
        <text:list-item>
          <text:p text:style-name="P92"><text:span text:style-name="T6">Zaczyna się od preprocesora</text:span><text:span text:style-name="T3">,</text:span></text:p>
        </text:list-item>
        <text:list-item>
          <text:p text:style-name="P92"><text:span text:style-name="T6">Następnie generowany jest </text:span><text:span text:style-name="T5">kod assemblera,</text:span></text:p>
        </text:list-item>
        <text:list-item>
          <text:p text:style-name="P92"><text:span text:style-name="T6">potem </text:span><text:span text:style-name="T5">a z niego kod maszynowy (binarny), który zawiera komendy procesora. Jeszcze nie można go uruchomić.</text:span><text:span text:style-name="T6"> Nie wszystkie kompilatory tak robią.</text:span></text:p>
        </text:list-item>
        <text:list-item>
          <text:p text:style-name="P44">„g++ -c comp.cpp -O2” żeby włączyć optymalizację kompilatora, znacznie skraca kod</text:p>
        </text:list-item>
        <text:list-item>
          <text:p text:style-name="P44">może być -O1, -O2, -O3, -OS, od size żeby optymlizować pod rozmiar</text:p>
        </text:list-item>
        <text:list-item>
          <text:p text:style-name="P44">Istnieją złożone instrukcje procesora, które kompilator może wykorzystać w celu usprawnienia programu</text:p>
        </text:list-item>
        <text:list-item>
          <text:p text:style-name="P42">„g++ main.o sum.o -o wynik” żeby manualnie zlinkować pliki</text:p>
        </text:list-item>
        <text:list-item>
          <text:p text:style-name="P42">„- Wall” warto tego używać bo jest więcej ostrzeżeń W – warning, all - wszystko,</text:p>
        </text:list-item>
        <text:list-item>
          <text:p text:style-name="P42">„ - pedantic” żeby mieć pewnośc żeby </text:p>
        </text:list-item>
        <text:list-item>
          <text:p text:style-name="P42">żeby sprawdzić komendę: </text:p>
          <text:list>
            <text:list-item>
              <text:p text:style-name="P42">„man g++”</text:p>
            </text:list-item>
            <text:list-item>
              <text:p text:style-name="P42">„\pedantic”</text:p>
            </text:list-item>
          </text:list>
        </text:list-item>
        <text:list-item>
          <text:p text:style-name="P42">-c kompiluje,</text:p>
        </text:list-item>
        <text:list-item>
          <text:p text:style-name="P42">-02 włącza optymalizację,</text:p>
        </text:list-item>
        <text:list-item>
          <text:p text:style-name="P42">„-o” mówi jak nazwać plik wykonawczy,</text:p>
        </text:list-item>
        <text:list-item>
          <text:p text:style-name="P42">„-Werror” sprawia, że dowolny warning staje się błędem. </text:p>
        </text:list-item>
        <text:list-item>
          <text:p text:style-name="P45">Nauczyć się znaczniki te po -</text:p>
        </text:list-item>
        <text:list-item>
          <text:p text:style-name="P45">„g++ cośtam.cpp -o wynik” kopiluje, linku i składa binarkę do pliku wynikowego</text:p>
        </text:list-item>
      </text:list>
      <text:p text:style-name="P11">naucz się nm, readelf objdump</text:p>
      <text:p text:style-name="P11"/>
      <text:p text:style-name="P47">Można zarówno napisać:</text:p>
      <text:list xml:id="list1965120873" text:style-name="L12">
        <text:list-item>
          <text:p text:style-name="P48">„g++ main.cpp -o wynik”, jak również:</text:p>
        </text:list-item>
        <text:list-item>
          <text:p text:style-name="P48">„g++ main.o -o wynik”</text:p>
        </text:list-item>
      </text:list>
      <text:p text:style-name="P47">I efekt będzie ten sam.</text:p>
      <text:p text:style-name="P47"/>
      <text:p text:style-name="P47"/>
      <text:p text:style-name="P49">Linkowanie:</text:p>
      <text:list xml:id="list1107450982" text:style-name="L13">
        <text:list-item>
          <text:p text:style-name="P50">Najpierw podmienia adresy odpowiednich funkcji,</text:p>
        </text:list-item>
        <text:list-item>
          <text:p text:style-name="P50">dokleja co zrobić w przypadku zakończenia programu,</text:p>
        </text:list-item>
      </text:list>
      <text:p text:style-name="P49"/>
      <text:p text:style-name="P51">C++:</text:p>
      <text:list xml:id="list795983793" text:style-name="L14">
        <text:list-item>
          <text:p text:style-name="P93"><text:span text:style-name="T6">Po kompilacji w assembly widać, że „sum(int, int)” zmieina nazwę na „_Z3sumii”</text:span><text:span text:style-name="T7"> jest to manglowanie. Polega na zakodowaniu zwracanego typu oraz parametrów. Każdy kompilator ma swój własny sposób, w systemach uniksowych to jest ustandaryzowane. W samym C++ - nie.</text:span></text:p>
        </text:list-item>
      </text:list>
      <text:p text:style-name="P51">W C tak nie jest.</text:p>
      <text:p text:style-name="P52"/>
      <text:p text:style-name="P51">Komenda:</text:p>
      <text:list xml:id="list1284344633" text:style-name="L15">
        <text:list-item>
          <text:p text:style-name="P53">„echo _Z3sumii | C++filt” żeby odmanglować nazwę do piewrotnej „</text:p>
        </text:list-item>
      </text:list>
      <text:p text:style-name="P9"/>
      <text:p text:style-name="P19">Biblioteki</text:p>
      <text:p text:style-name="P10">Mamy bilbioteki:</text:p>
      <text:list xml:id="list3361656529" text:style-name="L16">
        <text:list-item>
          <text:p text:style-name="P54">Służące do połączeń sieciowych,</text:p>
        </text:list-item>
        <text:list-item>
          <text:p text:style-name="P54">obsługujące szyfrowanie, </text:p>
        </text:list-item>
        <text:list-item>
          <text:p text:style-name="P54">Statyczne kończące się na .a, (na Windowsie .o)</text:p>
        </text:list-item>
        <text:list-item>
          <text:p text:style-name="P94"><text:soft-page-break/><text:span text:style-name="T4">dynamiczne kończące się na .so (na windowsie .dll) mogą mieć cyferki np. „.so.0”. </text:span><text:span text:style-name="T8">Są to pliki ELF </text:span></text:p>
        </text:list-item>
      </text:list>
      <text:p text:style-name="P10">Statyczne:</text:p>
      <text:list xml:id="list2159367448" text:style-name="L17">
        <text:list-item>
          <text:p text:style-name="P55">Używa się ich tylko w trakcie kompilacji, </text:p>
        </text:list-item>
        <text:list-item>
          <text:p text:style-name="P55">Ich wykorzystanie jest wklejane do binarki</text:p>
        </text:list-item>
      </text:list>
      <text:p text:style-name="P10">Dynamiczne:</text:p>
      <text:list xml:id="list2283737314" text:style-name="L18">
        <text:list-item>
          <text:p text:style-name="P56">Działają w trakcie włączania aplikacji, są linkowane, poza binarką.</text:p>
        </text:list-item>
      </text:list>
      <text:p text:style-name="P10"/>
      <text:p text:style-name="P10">Jeśli 100 programów używa tej samej bibliotek iw danej chwili to linux ładuje ją tylko raz, co oszczędza pamięć.</text:p>
      <text:p text:style-name="P10"/>
      <text:p text:style-name="P59">Jak binarka potrzebuje jakiejś biblioteki dynamicznej to najpierw wyszukuje jej adres, a następnie zapamiętuje. </text:p>
      <text:p text:style-name="P59"/>
      <text:p text:style-name="P10">Lista bilbiotek:</text:p>
      <text:list xml:id="list726819248" text:style-name="L19">
        <text:list-item>
          <text:p text:style-name="P57">„ls -l /<text:span text:style-name="T19">usr/lib64” (na ubuntu jest inaczej):</text:span></text:p>
        </text:list-item>
        <text:list-item>
          <text:p text:style-name="P62">„ls -l /usr/lib/ </text:p>
        </text:list-item>
      </text:list>
      <text:p text:style-name="P63"/>
      <text:p text:style-name="P63">Biblioteki mogą uzywać kolejnych bibliotek.</text:p>
      <text:p text:style-name="P63">readelf -d /usr/lib/libvgauth.so.0</text:p>
      <text:list xml:id="list3353547893" text:style-name="L20">
        <text:list-item>
          <text:p text:style-name="P58"><text:span text:style-name="T19">Żeby wyśiwelić jakich </text:span><text:span text:style-name="T22">zależności/</text:span><text:span text:style-name="T19">bibliotek potrzebuje libcgaith.so.0</text:span></text:p>
        </text:list-item>
        <text:list-item>
          <text:p text:style-name="P66">Oznaczone są poprzez *NEEDED)</text:p>
        </text:list-item>
        <text:list-item>
          <text:p text:style-name="P66">Można to wykonać również na programie,</text:p>
        </text:list-item>
      </text:list>
      <text:p text:style-name="P63">np. jeśli ktoś jest zainteresowany jakich bibliotek używa ls:</text:p>
      <text:list xml:id="list4040002026" text:style-name="L21">
        <text:list-item>
          <text:p text:style-name="P64">„readelf -d /bin/ls</text:p>
        </text:list-item>
        <text:list-item>
          <text:p text:style-name="P95"><text:span text:style-name="T12">używa ona np. libc.so.6 ona zawiera bardzo elementarne rzeczy w C, do zamykania i otiwerania plików, informacje o użytkowniku. 90% programów na linuxie używa tej biblioteki pośrednio lub bezpośrednio, </text:span><text:span text:style-name="T17">interfejs do komunikowania się z jądrem systemu.</text:span></text:p>
        </text:list-item>
      </text:list>
      <text:p text:style-name="P63"/>
      <text:p text:style-name="P10"><text:span text:style-name="T19">nm -D /usr/lib/libvgauth.</text:span><text:span text:style-name="T22">so.0</text:span></text:p>
      <text:list xml:id="list737793512" text:style-name="L22">
        <text:list-item>
          <text:p text:style-name="P67">nm pokazuje jakie biblioteki są zdefiniowane lub wymagane w danym pliku lub binarce</text:p>
        </text:list-item>
        <text:list-item>
          <text:p text:style-name="P98"><text:span text:style-name="T13">w</text:span><text:span text:style-name="T11">yświetla listę symboli U – undefined czyli go wymaga, T czyli definiuje</text:span></text:p>
        </text:list-item>
      </text:list>
      <text:p text:style-name="P63"/>
      <text:p text:style-name="P13">readelf</text:p>
      <text:list xml:id="list4242851613" text:style-name="L23">
        <text:list-item>
          <text:p text:style-name="P69"/>
        </text:list-item>
      </text:list>
      <text:p text:style-name="P13"/>
      <text:p text:style-name="P11"><text:span text:style-name="T19">„objdump -</text:span><text:span text:style-name="T21">S comp.o”</text:span></text:p>
      <text:list xml:id="list1379958130" text:style-name="L24">
        <text:list-item>
          <text:p text:style-name="P96"><text:span text:style-name="T13">żeby </text:span><text:span text:style-name="T16">zdesamblenzować </text:span><text:span text:style-name="T13">plik object </text:span><text:span text:style-name="T16">do assemblera</text:span></text:p>
        </text:list-item>
      </text:list>
      <text:list xml:id="list1064139501" text:style-name="L25">
        <text:list-item>
          <text:p text:style-name="P65">plików „.o” nie można uruchomić, nie są skonsolidowane (podlinkowane) </text:p>
        </text:list-item>
        <text:list-item>
          <text:p text:style-name="P65">.exe nie można uruchomić bezpośrednio na linuxie (można przy pomocy wine),</text:p>
        </text:list-item>
      </text:list>
      <text:p text:style-name="P63"/>
      <text:p text:style-name="P22"><text:span text:style-name="T12">P</text:span><text:span text:style-name="T11">rogramy zależą od bibliotek,</text:span></text:p>
      <text:p text:style-name="P13">Program statyczny nie zależy od żadnych bibliotek, np. pliki w .go nie wymagają żadnych bibliotek.</text:p>
      <text:p text:style-name="P13"/>
      <text:p text:style-name="P13">Co oznaczają numerki:</text:p>
      <text:list xml:id="list966840916" text:style-name="L26">
        <text:list-item>
          <text:p text:style-name="P70">np. „.so.0” albo „.so.0.0.0” nie musi tak być, ale taka jest konwencja. </text:p>
        </text:list-item>
        <text:list-item>
          <text:p text:style-name="P70">Jeśli ktoś zmienia kompatybilnośc to zmienia jej numerek na np. „so.1” </text:p>
        </text:list-item>
      </text:list>
      <text:p text:style-name="P22"><text:span text:style-name="T11">Np. wpisując „readelf -d </text:span><text:span text:style-name="T18">usr</text:span><text:span text:style-name="T11">bin/pluma”</text:span></text:p>
      <text:list xml:id="list3690222590" text:style-name="L27">
        <text:list-item>
          <text:p text:style-name="P71">jeśli zmienię nazwę funkcji albo coś co zniszczy kompatybilność ze starszą wersją to zmieniam cyfrę.</text:p>
        </text:list-item>
        <text:list-item>
          <text:p text:style-name="P71">Kolejne cyfry oznaczają wersjonowanie, kolejne cyfry oznaczają kolejne liczby – pliki powinny być kompatybilne wstecz</text:p>
        </text:list-item>
      </text:list>
      <text:p text:style-name="P90"><text:soft-page-break/></text:p>
      <text:p text:style-name="P90"/>
      <text:p text:style-name="P20"><text:span text:style-name="T20">C</text:span><text:span text:style-name="T19">Make</text:span></text:p>
      <text:p text:style-name="P72">Informacje wstępne:</text:p>
      <text:list xml:id="list1636600954" text:style-name="L28">
        <text:list-item>
          <text:p text:style-name="P73">CMake jest najpopularniejszy w C++, </text:p>
        </text:list-item>
        <text:list-item>
          <text:p text:style-name="P73">Używany jest w Nokii,</text:p>
        </text:list-item>
        <text:list-item>
          <text:p text:style-name="P73">Build System Generator – bo generuje makefile’e i sam w sobie nie buduje programu, ale przygotowuje je do zbudowania przez np. makefile.</text:p>
        </text:list-item>
        <text:list-item>
          <text:p text:style-name="P75">Można nim budować CPP, C, Fortrana</text:p>
        </text:list-item>
      </text:list>
      <text:p text:style-name="P72"/>
      <text:p text:style-name="P72">Zalety Cmake’a:</text:p>
      <text:list xml:id="list2956949627" text:style-name="L29">
        <text:list-item>
          <text:p text:style-name="P74">buduje od nowa tylko te pliki, które zostaly zbudowane (budowanie iteracyjne),</text:p>
        </text:list-item>
        <text:list-item>
          <text:p text:style-name="P74">jest prsotszy niż języki skryptowe (np. bash),</text:p>
        </text:list-item>
        <text:list-item>
          <text:p text:style-name="P74">jest multiplatformowy, działa również na innych systemach itd.</text:p>
        </text:list-item>
        <text:list-item>
          <text:p text:style-name="P74">pisząc poprawnie w cmake-u mamy łatwiejsza możliwość trzymania się dobrych praktyk:</text:p>
          <text:list>
            <text:list-item>
              <text:p text:style-name="P74">np. danie użytkownikowi zmiany kompilatora, zmiany optymalizacji,</text:p>
            </text:list-item>
          </text:list>
        </text:list-item>
        <text:list-item>
          <text:p text:style-name="P74">równoległe budowanie, np. jak ktoś ma 4 rdzenie to może je wykorzystać (domyślnie) do budowania projektu. </text:p>
        </text:list-item>
      </text:list>
      <text:p text:style-name="P72"/>
      <text:p text:style-name="P76">Komendy w CMake’u:</text:p>
      <text:list xml:id="list2061595741" text:style-name="L30">
        <text:list-item>
          <text:p text:style-name="P77">„cmake_minimum_required(VERSION 3.0)” cmake nie jest kompatybilny wstecz, </text:p>
        </text:list-item>
        <text:list-item>
          <text:p text:style-name="P77">„project (echo CXX)” nazwa to „echo” a język dzięki „CXX” to C++</text:p>
        </text:list-item>
        <text:list-item>
          <text:p text:style-name="P77">„add_executable(hello hello.cpp)” wykona plik egzekucyjny hello z source pliku hello.cpp</text:p>
        </text:list-item>
      </text:list>
      <text:p text:style-name="P76"/>
      <text:p text:style-name="P76">CMake w trakcie działania tworzy swoje własne pliki, cache do zmiennych itd. Dlatego warto budowac projekt w osobnym folderze</text:p>
      <text:p text:style-name="P76"/>
      <text:p text:style-name="P76">Komunikaty po wykonaniu cmake..:</text:p>
      <text:list xml:id="list3698179909" text:style-name="L31">
        <text:list-item>
          <text:p text:style-name="P78">configuring done oznacza, że udało się zdefiniować wsyzstkie zależności,</text:p>
        </text:list-item>
        <text:list-item>
          <text:p text:style-name="P78">generating done tworzy pliki make, ninja itd.</text:p>
        </text:list-item>
      </text:list>
      <text:p text:style-name="P76"/>
      <text:p text:style-name="P76">CMakeCache to jego wewnętrzne zmienne, które zapisał żeby ich kilka razy nie szukać, np. wersja g++</text:p>
      <text:p text:style-name="P76"/>
      <text:p text:style-name="P76">Potem „make”:</text:p>
      <text:list xml:id="list2709445555" text:style-name="L32">
        <text:list-item>
          <text:p text:style-name="P79">Najpierw zbudował pliki -o,</text:p>
        </text:list-item>
        <text:list-item>
          <text:p text:style-name="P79">a następnie zlinkował je do pliku wykonawczego „hello” </text:p>
        </text:list-item>
      </text:list>
      <text:p text:style-name="P76"/>
      <text:p text:style-name="P76">Powtórne wpisanie make nic nie buduje, bo nie ma zmian:</text:p>
      <text:p text:style-name="P76"/>
      <text:p text:style-name="P23"><text:span text:style-name="T14">M</text:span><text:span text:style-name="T11">ożna wpisać „cmake .. -GNinja”:</text:span></text:p>
      <text:list xml:id="list4174185282" text:style-name="L33">
        <text:list-item>
          <text:p text:style-name="P80">żeby zbudować projekt na ninje zamiast cmake’a,</text:p>
        </text:list-item>
      </text:list>
      <text:p text:style-name="P81"/>
      <text:p text:style-name="P81">O Ninja:</text:p>
      <text:list xml:id="list2387425605" text:style-name="L34">
        <text:list-item>
          <text:p text:style-name="P82">Jest dużo szybsza i przy małym, iteracjnym budowaniu projektu jest bardziej porządany od make</text:p>
        </text:list-item>
      </text:list>
      <text:p text:style-name="P81"/>
      <text:p text:style-name="P81"/>
      <text:p text:style-name="P23"><text:span text:style-name="T14">„f</text:span><text:span text:style-name="T11">ind .. -name main.cpp -exec grep -l sum{} +”</text:span></text:p>
      <text:list xml:id="list1445401207" text:style-name="L39">
        <text:list-item>
          <text:p text:style-name="P108"><text:span text:style-name="T11">Żeby wyświelić listę plików zamiast dokładnych wyników</text:span></text:p>
        </text:list-item>
        <text:list-item>
          <text:p text:style-name="P108"><text:span text:style-name="T11"/></text:p>
        </text:list-item>
      </text:list>
      <text:p text:style-name="P81"><text:soft-page-break/></text:p>
      <text:p text:style-name="P81"/>
      <text:p text:style-name="P107">O ninja:</text:p>
      <text:list xml:id="list1926711628" text:style-name="L35">
        <text:list-item>
          <text:p text:style-name="P83">„ninja -v” żeby dostać więcej informacji, </text:p>
        </text:list-item>
        <text:list-item>
          <text:p text:style-name="P99"><text:span text:style-name="T11">„ninja -j 49” – żeby zbudować projekt -</text:span><text:span text:style-name="T15">j oznacza jobs, 49 oznacza 49 rzeczy równolegle</text:span></text:p>
        </text:list-item>
        <text:list-item>
          <text:p text:style-name="P83">„make -j 4”</text:p>
        </text:list-item>
        <text:list-item>
          <text:p text:style-name="P84">Jak się zmieni jakiś plik to porównuje daty pomiędzy .cpp a .cpp.o.d i te bliki buduje od nowa</text:p>
        </text:list-item>
      </text:list>
      <text:p text:style-name="P85"/>
      <text:p text:style-name="P86">termin „kompilacja skrośna”, po angielsku „cross-compilation” </text:p>
      <text:list xml:id="list767823231" text:style-name="L36">
        <text:list-item>
          <text:p text:style-name="P87">Gdy ma się system z amd, arduino czy czymś tam innym to można z niej skorzystać. </text:p>
        </text:list-item>
        <text:list-item>
          <text:p text:style-name="P87">Działa to tak że ustawiane są zmienne środowiskowe np. „CXX = g++ …. -sysroot /moj/….”</text:p>
        </text:list-item>
        <text:list-item>
          <text:p text:style-name="P89">Służy do skompilowania kodu na inną platformę niż uruchomiono kompilator</text:p>
        </text:list-item>
      </text:list>
      <text:p text:style-name="P86"/>
      <text:p text:style-name="P101">Egzamin</text:p>
      <text:p text:style-name="P86">Test będzie na Codeility, link jutro, po spotkaniu. Test wielokrotnego wyboru.</text:p>
      <text:p text:style-name="P86"/>
      <text:p text:style-name="P86">W zdawalności pomoże quiz:</text:p>
      <text:list xml:id="list1098483424" text:style-name="L37">
        <text:list-item>
          <text:p text:style-name="P8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17:07:16.604960504</meta:creation-date>
    <dc:date>2021-03-04T20:29:30.099908177</dc:date>
    <meta:editing-duration>PT1H32M54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7" meta:paragraph-count="196" meta:word-count="1586" meta:character-count="9973" meta:non-whitespace-character-count="8677"/>
  </office:meta>
</office:document-meta>
</file>